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from meeting 6</text:p>
      <text:p text:style-name="Standard"/>
      <text:p text:style-name="Standard">Date:<text:tab/>14<text:span text:style-name="T1">th</text:span> September 2016</text:p>
      <text:p text:style-name="Standard">Time:<text:tab/>11:00 – 12:00</text:p>
      <text:p text:style-name="Standard">Place:<text:tab/>Waterfront Building 3<text:span text:style-name="T1">rd</text:span> Floor</text:p>
      <text:p text:style-name="Standard"/>
      <text:p text:style-name="Standard">Attendees: K Birak, D Fryer, M Smuts</text:p>
      <text:p text:style-name="Standard">Apologies:V Dia</text:p>
      <text:p text:style-name="Standard"/>
      <text:p text:style-name="Standard">The meeting was held to show the progress on the game so far and get feedback. The Laptop used to demonstrate the game is no longer powerful enough to create a good game experience, however the general idea was clear enough.</text:p>
      <text:p text:style-name="Standard"/>
      <text:p text:style-name="Standard">DF to organise a meeting with Jennifer Coe and invite MS. Then to discuss setting up unity and Oculus on a machine in the Psychology labs.</text:p>
      <text:p text:style-name="Standard"/>
      <text:p text:style-name="Standard">MS to ask Chris Janes about a demo machine in a meeting room.</text:p>
      <text:p text:style-name="Standard"/>
      <text:p text:style-name="Standard">DF mentioned adding a questionnaire at the end of the game. This was discussed as being a paper addition however there are options for adding some elements inside the game. </text:p>
      <text:p text:style-name="Standard"/>
      <text:p text:style-name="Standard">All agreed that the game itself is priority and that additional items could wait. MS suggested placing a few sliders at the beginning of the game to gauge the users confidence in the subjects.</text:p>
      <text:p text:style-name="Standard"/>
      <text:p text:style-name="Standard">KB mentioned that the data collected should be anonymous and so we should not have a sign into the game – a session id should be OK?</text:p>
      <text:p text:style-name="Standard"/>
      <text:p text:style-name="Standard">KB said that as we are working in a group we would need to sign an agreement sharing the IP. This would be especially important if the study were to be published. KB to provide the agreement.</text:p>
      <text:p text:style-name="Standard"/>
      <text:p text:style-name="Standard">MS agreed to provide images for DF for his proposal to the psychology approval board.</text:p>
      <text:p text:style-name="Standard"/>
      <text:p text:style-name="Standard">MS requested that there was a meeting fortnightly to review the development process. This is needed as the game develops because the subject matter will become increasingly detailed. KB agreed to meet with us once a month and DF agreed to meet once every 2 weeks.</text:p>
      <text:p text:style-name="Standard"/>
      <text:p text:style-name="Standard"/>
      <text:p text:style-name="P2">Rough time line: </text:p>
      <text:p text:style-name="Standard">End of September<text:tab/><text:tab/>Review meeting DF,VD,MS</text:p>
      <text:p text:style-name="Standard">Mid October<text:tab/><text:tab/><text:tab/>Review meeting KB, DF, VD, MS</text:p>
      <text:p text:style-name="Standard"/>
      <text:p text:style-name="Standard">October 2016<text:tab/><text:tab/><text:tab/>ethics clearance by Kulbir</text:p>
      <text:p text:style-name="Standard">February March 2017<text:tab/><text:tab/>lecture delivery (Product Delivery)</text:p>
      <text:p text:style-name="Standard"/>
      <text:p text:style-name="P1">Errors and Omissions – please let me k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</meta:initial-creator>
    <meta:creation-date>2016-05-02T11:45:29.10</meta:creation-date>
    <dc:date>2016-09-15T11:26:12.62</dc:date>
    <dc:creator>Mike </dc:creator>
    <meta:editing-duration>PT9H38M14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1" meta:paragraph-count="21" meta:word-count="333" meta:character-count="1849"/>
  </office:meta>
</office:document-meta>
</file>